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B00000000CCD88D33AEE2E03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3in" fo:margin-left="0in" fo:margin-top="0in" fo:margin-bottom="0in" table:align="left"/>
    </style:style>
    <style:style style:name="Table1.A" style:family="table-column">
      <style:table-column-properties style:column-width="1.1507in"/>
    </style:style>
    <style:style style:name="Table1.B" style:family="table-column">
      <style:table-column-properties style:column-width="5.1486in"/>
    </style:style>
    <style:style style:name="Table1.1" style:family="table-row">
      <style:table-row-properties fo:keep-together="auto"/>
    </style:style>
    <style:style style:name="Table1.A1" style:family="table-cell">
      <style:table-cell-properties fo:padding-left="0.0958in" fo:padding-right="0.075in" fo:padding-top="0in" fo:padding-bottom="0in" fo:border-left="3pt solid #000000" fo:border-right="0.75pt solid #000000" fo:border-top="3pt solid #000000" fo:border-bottom="0.75pt solid #000000"/>
    </style:style>
    <style:style style:name="Table1.B1" style:family="table-cell">
      <style:table-cell-properties fo:padding-left="0.0958in" fo:padding-right="0.075in" fo:padding-top="0in" fo:padding-bottom="0in" fo:border-left="0.75pt solid #000000" fo:border-right="3pt solid #000000" fo:border-top="3pt solid #000000" fo:border-bottom="0.75pt solid #000000"/>
    </style:style>
    <style:style style:name="P1" style:family="paragraph" style:parent-style-name="Standard">
      <style:paragraph-properties fo:line-height="100%"/>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paragraph-properties fo:margin-top="0in" fo:margin-bottom="0in" loext:contextual-spacing="false" fo:line-height="100%" fo:padding="0in" fo:border="none"/>
      <style:text-properties fo:color="#666666"/>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left="0in" fo:margin-right="0.4in" fo:margin-top="0in" fo:margin-bottom="0in" loext:contextual-spacing="false" fo:line-height="100%" fo:text-indent="0in" style:auto-text-indent="false"/>
    </style:style>
    <style:style style:name="P6" style:family="paragraph" style:parent-style-name="Standard" style:list-style-name="WWNum1">
      <style:paragraph-properties fo:margin-left="0.5in" fo:margin-right="0.4in" fo:margin-top="0in" fo:margin-bottom="0in" loext:contextual-spacing="false" fo:line-height="100%" fo:text-indent="-0.25in" style:auto-text-indent="false"/>
    </style:style>
    <style:style style:name="P7" style:family="paragraph" style:parent-style-name="Standard">
      <style:paragraph-properties fo:margin-top="0.278in" fo:margin-bottom="0in" loext:contextual-spacing="false" fo:line-height="120%" fo:padding="0in" fo:border="none"/>
      <style:text-properties style:font-name="Proxima Nova" style:font-name-asian="Proxima Nova1" style:font-name-complex="Proxima Nova1"/>
    </style:style>
    <style:style style:name="P8" style:family="paragraph" style:parent-style-name="Standard">
      <style:paragraph-properties fo:line-height="100%" fo:padding="0in" fo:border="none"/>
    </style:style>
    <style:style style:name="P9" style:family="paragraph" style:parent-style-name="Heading_20_2">
      <style:paragraph-properties fo:keep-together="auto" fo:keep-with-next="auto"/>
    </style:style>
    <style:style style:name="P10" style:family="paragraph" style:parent-style-name="Heading_20_1">
      <style:paragraph-properties fo:keep-together="auto" fo:keep-with-next="auto"/>
    </style:style>
    <style:style style:name="P11" style:family="paragraph" style:parent-style-name="Subtitle">
      <style:paragraph-properties fo:keep-together="auto" fo:padding="0in" fo:border="none" fo:keep-with-next="auto"/>
    </style:style>
    <style:style style:name="P12" style:family="paragraph" style:parent-style-name="Title" style:master-page-name="Standard">
      <style:paragraph-properties style:page-number="1" fo:padding="0in" fo:border="none"/>
    </style:style>
    <style:style style:name="T1" style:family="text">
      <style:text-properties fo:color="#073763"/>
    </style:style>
    <style:style style:name="T2" style:family="text">
      <style:text-properties fo:color="#00ab44" style:font-name="Proxima Nova" fo:font-size="18pt" fo:font-style="normal" style:font-name-asian="Proxima Nova1" style:font-size-asian="18pt" style:font-style-asian="normal" style:font-name-complex="Proxima Nova1" style:font-size-complex="18pt"/>
    </style:style>
    <style:style style:name="T3" style:family="text">
      <style:text-properties fo:color="#666666"/>
    </style:style>
    <style:style style:name="T4" style:family="text">
      <style:text-properties fo:color="#666666" fo:font-style="italic" fo:font-weight="normal" style:font-style-asian="italic" style:font-weight-asian="normal"/>
    </style:style>
    <style:style style:name="T5" style:family="text">
      <style:text-properties fo:color="#666666" fo:font-size="10pt" style:font-size-asian="10pt" style:font-size-complex="10pt"/>
    </style:style>
    <style:style style:name="T6" style:family="text">
      <style:text-properties fo:color="#1155cc" style:text-underline-style="solid" style:text-underline-width="auto" style:text-underline-color="font-color"/>
    </style:style>
    <style:style style:name="T7"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T8" style:family="text">
      <style:text-properties fo:color="#353744" fo:font-size="12pt" style:font-size-asian="12pt" style:font-size-complex="12pt"/>
    </style:style>
    <style:style style:name="T9" style:family="text">
      <style:text-properties style:font-name="Proxima Nova" style:font-name-asian="Proxima Nova1" style:font-name-complex="Proxima Nova1"/>
    </style:style>
    <style:style style:name="T10" style:family="text">
      <style:text-properties style:font-name="Proxima Nova" fo:font-weight="normal" style:font-name-asian="Proxima Nova1" style:font-weight-asian="normal" style:font-name-complex="Proxima Nov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gjdgxs"/><text:span text:style-name="T1">Devon Lewis</text:span></text:p>
      <text:p text:style-name="P11"><text:bookmark text:name="_30j0zll"/><text:span text:style-name="T1">Web Developer / Software Engineer</text:span></text:p>
      <text:p text:style-name="P2"><text:span text:style-name="T3">1050 N Ogden St <text:s/>| <text:s/>Denver, CO 80218 | <text:s/>661-718-6975 <text:s/></text:span></text:p>
      <text:p text:style-name="P2"><text:span text:style-name="T3">devonlewis808@gmail.com <text:s/>| <text:s/></text:span><text:a xlink:type="simple" xlink:href="http://www.devonlewis.carbonmade.com" text:style-name="ListLabel_20_10" text:visited-style-name="ListLabel_20_10"><text:span text:style-name="T6">www.devonlewis.carbonmade.com</text:span></text:a><draw:frame draw:style-name="fr1" draw:name="image2.png" text:anchor-type="as-char" svg:width="6.5in" svg:height="0.0693in" draw:z-index="0"><draw:image xlink:href="Pictures/10000201000004B00000000CCD88D33AEE2E03A2.png" xlink:type="simple" xlink:show="embed" xlink:actuate="onLoad" loext:mime-type="image/png"/><svg:desc>horizontal line</svg:desc></draw:frame></text:p>
      <text:p text:style-name="P3"/>
      <text:p text:style-name="P5">Versatile Front-end developer with 3+ years of experience designing, developing and managing rich web applications. Specialized in JavaScript, React, Angular and responsive design. Strives to identify areas of improvements in the code base and help contribute in refactoring for efficiency. Solid understanding of writing modular and maintainable code and experienced in HTML, CSS, JavaScript and is an active GitHub contributor.</text:p>
      <text:p text:style-name="P10"><text:bookmark text:name="_pemckulvdm0o"/><text:span text:style-name="T1">EDUCATION</text:span></text:p>
      <text:p text:style-name="P9"><text:bookmark text:name="_3rdcrjn"/>Boston University <text:span text:style-name="T4">- Master’s Degree, Web Application Development</text:span></text:p>
      <text:p text:style-name="P9"><text:bookmark text:name="_3z8xc1svf3ho"/>University of California, Santa Barbara <text:span text:style-name="T4">- Bachelor's Degree, Communications</text:span></text:p>
      <text:p text:style-name="P10"><text:bookmark text:name="_3znysh7"/><text:span text:style-name="T1">FREELANCE EXPERIENCE</text:span></text:p>
      <text:p text:style-name="P9"><text:bookmark text:name="_gagj5f8s1mtt"/>Conaxion Inc, <text:s/>Remote<text:span text:style-name="T4"> - Full Stack Developer</text:span></text:p>
      <text:p text:style-name="P1"><text:span text:style-name="T5">AUGUST 2019 - PRESENT</text:span></text:p>
      <text:list xml:id="list2466838057" text:style-name="WWNum1">
        <text:list-item>
          <text:p text:style-name="P6">Used React Library and Redux in the app for a comprehensive means of managing state within the JavaScript Application and used HTML5, CSS, JavaScript and React 16 to design dynamic and web compatible pages.</text:p>
        </text:list-item>
        <text:list-item>
          <text:p text:style-name="P6">Developed fetch services for the backend REST API and mapped them to the frontend using React 16 to display lists and content unique to each user.</text:p>
        </text:list-item>
      </text:list>
      <text:p text:style-name="P9"><text:bookmark text:name="_i8zjo3e9s6my"/>“Mastering Me” Website, <text:s/>Remote<text:span text:style-name="T4"> - Web Master</text:span></text:p>
      <text:p text:style-name="P1"><text:span text:style-name="T5">MARCH 2020</text:span></text:p>
      <text:list xml:id="list103647038126593" text:continue-numbering="true" text:style-name="WWNum1">
        <text:list-item>
          <text:p text:style-name="P6">Increase physical book sales by providing a unique platform for customers to purchase her book.</text:p>
        </text:list-item>
        <text:list-item>
          <text:p text:style-name="P6">Designed dynamic and web compatible pages using HTML5, CSS and JavaScript and used GoDaddy’s servers for hosting and FileZilla as a means of file management.</text:p>
        </text:list-item>
      </text:list>
      <text:p text:style-name="Heading_20_1"><text:bookmark text:name="_cbem6jup1c6m"/><text:span text:style-name="T1">SKILLS</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9">Languages:<text:line-break/>Frameworks:<text:line-break/>Libraries:<text:line-break/>Platforms:<text:line-break/>Tools:<text:line-break/>Paradigms:<text:line-break/>Storage:<text:line-break/>Misc:</text:span></text:p>
          </table:table-cell>
          <table:table-cell table:style-name="Table1.B1" office:value-type="string">
            <text:p text:style-name="P4"><text:span text:style-name="T10">HTML, CSS, JavaScript, JSON, TypeScript<text:line-break/>Angular 8<text:line-break/>ReactJS, Handlebars, Nodejs<text:line-break/>Unix, Windows 7, 8, 9, 10, Mac OS X<text:line-break/>Webpack, Postman, NPM<text:line-break/>Object-Oriented (OOP), Functional Programming<text:line-break/>PostgreSQL, MongoDB<text:line-break/>REST API, Git, GitHub, Slack, Trello</text:span></text:p>
          </table:table-cell>
        </table:table-row>
      </table:table>
      <text:p text:style-name="P10"><text:bookmark text:name="_1t3h5sf"/><text:span text:style-name="T1">RECENT WEB PROJECTS</text:span></text:p>
      <text:p text:style-name="P9"><text:bookmark text:name="_e26oigakl2w5"/>Trip Calculator Application <text:a xlink:type="simple" xlink:href="https://fathomless-fortress-87754.herokuapp.com/" text:style-name="ListLabel_20_11" text:visited-style-name="ListLabel_20_11"><text:span text:style-name="T7">https://fathomless-fortress-87754.herokuapp.com/</text:span></text:a></text:p>
      <text:p text:style-name="P1"><text:span text:style-name="T5">REACT, REDUX, JAVASCRIPT, HTML, CSS</text:span></text:p>
      <text:p text:style-name="P4">A responsive, single page application that estimates how much surplus money users will have each month. This calculation is based on the users monthly expenses and income. It’s minimal interface allows for the input and deletion of recurring and non-recurring expenses after a user has registered.</text:p>
      <text:p text:style-name="P9"><text:bookmark text:name="_85gofzimsi52"/>Surplus Budget Application <text:a xlink:type="simple" xlink:href="https://surplus-devon-lewis.herokuapp.com/" text:style-name="ListLabel_20_11" text:visited-style-name="ListLabel_20_11"><text:span text:style-name="T7">https://surplus-devon-lewis.herokuapp.com/</text:span></text:a></text:p>
      <text:p text:style-name="P1"><text:span text:style-name="T5">EXPRESS JS, HANDLEBARS, NODE JS, JAVASCRIPT, HTML, CSS</text:span></text:p>
      <text:p text:style-name="P4">A responsive, single page application that estimates how much surplus money users will have each month. This calculation is based on the users monthly expenses and income. It’s minimal interface allows for the input and deletion of recurring and non-recurring expenses after a user has regist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39in" loext:contextual-spacing="false" fo:line-height="100%" fo:keep-together="always" fo:keep-with-next="always"/>
      <style:text-properties fo:color="#00ab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353744" style:font-name="Proxima Nova" fo:font-family="'Proxima Nova'" style:font-family-generic="roman" style:font-pitch="variable" fo:font-size="12pt" fo:font-weight="bold" style:font-name-asian="Proxima Nova1" style:font-family-asian="'Proxima Nova'" style:font-family-generic-asian="system" style:font-pitch-asian="variable" style:font-size-asian="12pt" style:font-weight-asian="bold" style:font-name-complex="Proxima Nova1" style:font-family-complex="'Proxima Nov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353744"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0835in" fo:margin-bottom="0in" loext:contextual-spacing="false" fo:line-height="100%" fo:keep-together="always" fo:keep-with-next="always"/>
      <style:text-properties fo:color="#353744" style:font-name="Proxima Nova" fo:font-family="'Proxima Nova'" style:font-family-generic="roman" style:font-pitch="variable" fo:font-size="30pt" style:font-name-asian="Proxima Nova1" style:font-family-asian="'Proxima Nova'" style:font-family-generic-asian="system" style:font-pitch-asian="variable" style:font-size-asian="30pt" style:font-name-complex="Proxima Nova1" style:font-family-complex="'Proxima Nov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ab44" fo:font-size="18pt" style:font-size-asian="18pt" style:font-size-complex="18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278in" fo:margin-bottom="0in" loext:contextual-spacing="false" fo:line-height="120%" fo:padding="0in" fo:border="none"/>
      <style:text-properties style:font-name="Proxima Nova" style:font-name-asian="Proxima Nova1" style:font-name-complex="Proxima Nova1"/>
    </style:style>
    <style:style style:name="MP2" style:family="paragraph" style:parent-style-name="Standard">
      <style:paragraph-properties fo:line-height="100%" fo:padding="0in" fo:border="none"/>
    </style:style>
    <style:page-layout style:name="Mpm1">
      <style:page-layout-properties fo:page-width="8.5in" fo:page-height="11in" style:num-format="1" style:print-orientation="portrait" fo:margin-top="0in" fo:margin-bottom="0.5in" fo:margin-left="0.8in" fo:margin-right="0.8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27" meta:word-count="383" meta:character-count="2647" meta:non-whitespace-character-count="2286"/>
    <meta:generator>LibreOfficeDev/6.0.5.2$Linux_X86_64 LibreOffice_project/</meta:generator>
  </office:meta>
</office:document-meta>
</file>